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fo:font-weight="bold" style:font-size-asian="10pt" style:font-weight-asian="bold"/>
    </style:style>
    <style:style style:name="P2" style:family="paragraph" style:parent-style-name="Standard">
      <style:text-properties fo:font-size="10pt" fo:font-weight="normal" style:font-size-asian="10pt" style:font-weight-asian="normal"/>
    </style:style>
    <style:style style:name="P3" style:family="paragraph" style:parent-style-name="Standard">
      <style:text-properties fo:font-size="10pt" fo:font-weight="normal" style:font-size-asian="10pt" style:font-weight-asian="normal" style:font-weight-complex="normal"/>
    </style:style>
    <style:style style:name="P4" style:family="paragraph" style:parent-style-name="Standard">
      <style:text-properties fo:font-size="10pt" style:text-underline-style="solid" style:text-underline-width="auto" style:text-underline-color="font-color" fo:font-weight="normal" style:font-size-asian="10pt" style:font-weight-asian="normal"/>
    </style:style>
    <style:style style:name="P5" style:family="paragraph" style:parent-style-name="Standard">
      <style:text-properties fo:font-size="10pt" style:text-underline-style="none" fo:font-weight="normal" style:font-size-asian="10pt" style:font-weight-asian="normal"/>
    </style:style>
    <style:style style:name="P6" style:family="paragraph" style:parent-style-name="Standard">
      <style:text-properties style:font-name="Times New Roman" fo:font-size="10pt" fo:font-weight="bold" style:font-size-asian="10pt" style:font-weight-asian="bold"/>
    </style:style>
    <style:style style:name="P7" style:family="paragraph" style:parent-style-name="Standard">
      <style:text-properties style:font-name="Times New Roman" fo:font-size="10pt" fo:font-weight="normal" style:font-size-asian="10pt" style:font-weight-asian="normal"/>
    </style:style>
    <style:style style:name="P8" style:family="paragraph" style:parent-style-name="Standard">
      <style:text-properties style:font-name="Times New Roman" fo:font-size="10pt" fo:font-weight="normal" style:font-size-asian="10pt" style:font-weight-asian="normal" style:font-weight-complex="normal"/>
    </style:style>
    <style:style style:name="P9" style:family="paragraph" style:parent-style-name="Standard">
      <style:text-properties style:font-name="Times New Roman" fo:font-size="10pt" style:text-underline-style="solid" style:text-underline-width="auto" style:text-underline-color="font-color" fo:font-weight="normal" style:font-size-asian="10pt" style:font-weight-asian="normal"/>
    </style:style>
    <style:style style:name="P10" style:family="paragraph" style:parent-style-name="Standard">
      <style:text-properties style:font-name="Times New Roman" fo:font-size="10pt" style:text-underline-style="solid" style:text-underline-width="auto" style:text-underline-color="font-color" fo:font-weight="normal" style:font-size-asian="10pt" style:font-weight-asian="normal" style:font-weight-complex="normal"/>
    </style:style>
    <style:style style:name="P11" style:family="paragraph" style:parent-style-name="Standard">
      <style:text-properties style:font-name="Times New Roman" fo:font-size="10pt" style:text-underline-style="none" fo:font-weight="normal" style:font-size-asian="10pt" style:font-weight-asian="normal"/>
    </style:style>
    <style:style style:name="P12" style:family="paragraph" style:parent-style-name="Standard">
      <style:text-properties style:font-name="Times New Roman" fo:font-size="10pt" style:text-underline-style="none" fo:font-weight="normal" style:font-size-asian="10pt" style:font-weight-asian="normal" style:font-weight-complex="normal"/>
    </style:style>
    <style:style style:name="P13" style:family="paragraph" style:parent-style-name="Standard">
      <style:text-properties style:font-name="Times New Roman" fo:font-size="10pt" style:text-underline-style="none" fo:font-weight="normal" style:font-size-asian="10pt" style:font-weight-asian="normal" style:font-weight-complex="normal"/>
    </style:style>
    <style:style style:name="P14" style:family="paragraph" style:parent-style-name="Standard">
      <style:text-properties style:font-name="Times New Roman" fo:font-size="10pt" fo:font-weight="bold" style:font-size-asian="10pt" style:font-weight-asian="bold"/>
    </style:style>
    <style:style style:name="P15" style:family="paragraph" style:parent-style-name="Text_20_body">
      <style:text-properties style:font-name="Times New Roman" fo:font-size="10pt"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Heading_20_1">
      <style:paragraph-properties>
        <style:tab-stops>
          <style:tab-stop style:position="0in"/>
        </style:tab-stops>
      </style:paragraph-properties>
      <style:text-properties style:font-name="Arial"/>
    </style:style>
    <style:style style:name="P18" style:family="paragraph" style:parent-style-name="Heading_20_1" style:master-page-name="Standard">
      <style:paragraph-properties fo:margin-top="0.1665in" fo:margin-bottom="0.0835in" style:page-number="auto">
        <style:tab-stops>
          <style:tab-stop style:position="0in"/>
        </style:tab-stops>
      </style:paragraph-properties>
      <style:text-properties style:font-name="Arial"/>
    </style:style>
    <style:style style:name="T1" style:family="text">
      <style:text-properties fo:font-weight="normal" style:font-weight-asian="normal" style:font-weight-complex="normal"/>
    </style:style>
    <style:style style:name="T2"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1230 Monitor Intro</text:h>
      <text:p text:style-name="P15">Monitor is a simple operating system that allows you to inspect and alter memory, dump memory to paper tape, load programs from paper tape and load programs from magnetic tape. Commands that are intrinsic to the monitor itself are documented below. Any commands that are listed but have no documentation are separate programs that were loaded from magnetic tape. We do not have the source or executable code for any of these programs so, for now, they remain a mystery. Although I'm sure you could guess at some of them.</text:p>
      <text:p text:style-name="P15">When the monitor starts you will MONITOR-6 on the console. At this point it is waiting for you to enter something. Everything that you enter must be terminated by a comma. Pressing backspace at any aborts the current command and takes you back to a MONITOR-6 prompt.</text:p>
      <text:p text:style-name="P16"><text:span text:style-name="T2">The first thing you need to enter is one of the following commands. For example, DUMP,. Don't forget the comma! After entering a command it will prompt you for whatever parameters it needs.</text:span></text:p>
      <text:h text:style-name="P17" text:outline-level="1">1230 Monitor Commands</text:h>
      <text:p text:style-name="P6">PCOPY</text:p>
      <text:p text:style-name="P6">MEM4</text:p>
      <text:p text:style-name="P6">MORDP</text:p>
      <text:p text:style-name="P6">AS-1</text:p>
      <text:p text:style-name="P6">LINET</text:p>
      <text:p text:style-name="P6">LOGIC</text:p>
      <text:p text:style-name="P6">MEND</text:p>
      <text:p text:style-name="P6">VDP</text:p>
      <text:p text:style-name="P6">1540D</text:p>
      <text:p text:style-name="P6">COMPY</text:p>
      <text:p text:style-name="P6">1222D</text:p>
      <text:p text:style-name="P6">FAROUT</text:p>
      <text:p text:style-name="P6">IONIC</text:p>
      <text:p text:style-name="P6">MACAB</text:p>
      <text:p text:style-name="P6">BRAIN</text:p>
      <text:p text:style-name="P6">CEST</text:p>
      <text:p text:style-name="P6">ECLAT</text:p>
      <text:p text:style-name="P6">1230M</text:p>
      <text:p text:style-name="P6">ICE</text:p>
      <text:p text:style-name="P6">TTY</text:p>
      <text:p text:style-name="P6">DTU</text:p>
      <text:p text:style-name="P6">DP/P</text:p>
      <text:p text:style-name="P6">CCIA</text:p>
      <text:p text:style-name="P6">1540P</text:p>
      <text:p text:style-name="P6">1240P</text:p>
      <text:p text:style-name="P6">COPY</text:p>
      <text:p text:style-name="P6">WRITE</text:p>
      <text:p text:style-name="P6">TESTS</text:p>
      <text:p text:style-name="P6"/>
      <text:p text:style-name="P6">LOADP</text:p>
      <text:p text:style-name="P3"/>
      <text:p text:style-name="P3">Load a program from paper tape. This could be an absolute or relocatable file. You can create absolute elements suitable for loading into monitor6 by using U494Spurt with the -abs option to compile your program. Just enter LOADP,. No other parameters are required. Once the load is complete use the GOTO command to jump to the first instruction of the program.</text:p>
      <text:p text:style-name="P3"/>
      <text:p text:style-name="P6">INC</text:p>
      <text:p text:style-name="P1"/>
      <text:p text:style-name="P7">Dump memory to the console one word at a time. After entering INC, you need to enter the address to dump followed by a comma. Once the memory is displayed, pressing comma again will display the next address. Pressing comma will dump that address. Pressing slash will allow you to enter a different memory location to dump.</text:p>
      <text:p text:style-name="P2"><text:soft-page-break/></text:p>
      <text:p text:style-name="P7">As far as I can tell there is no way to get out of the routine once you enter it short of rebooting.</text:p>
      <text:p text:style-name="P2"/>
      <text:p text:style-name="P9">Example</text:p>
      <text:p text:style-name="P4"/>
      <text:p text:style-name="P11">INC,</text:p>
      <text:p text:style-name="P11">75000, <text:s/>66011 75000,</text:p>
      <text:p text:style-name="P11">75001, <text:s/>65000 75116,</text:p>
      <text:p text:style-name="P11">75002/</text:p>
      <text:p text:style-name="P11">76000, <text:s/>15410 76004,</text:p>
      <text:p text:style-name="P11">76001, <text:s/>11100 00073,</text:p>
      <text:p text:style-name="P11">76002</text:p>
      <text:p text:style-name="P5"/>
      <text:p text:style-name="P6">GOTO</text:p>
      <text:p text:style-name="P7"/>
      <text:p text:style-name="P7">Release interrupt lockout and jump to an address. After entering GOTO, you need to enter an address following by a comma.</text:p>
      <text:p text:style-name="P7"/>
      <text:p text:style-name="P9">Example</text:p>
      <text:p text:style-name="P9"/>
      <text:p text:style-name="P11">MONITOR-6</text:p>
      <text:p text:style-name="P11">GOTO, ADR: 75000,</text:p>
      <text:p text:style-name="P11">MONITOR-6</text:p>
      <text:p text:style-name="P9"/>
      <text:p text:style-name="P6">SRCHM</text:p>
      <text:p text:style-name="P7"/>
      <text:p text:style-name="P7">Search a range of memory addresses for a masked value. After entering SRCHM, you will be asked for a mask and a key. The mask and the key are octal values that are compatible with the COM.MASK instruction. You will then be asked for a range of addresses. This command will dump all words in the range that match the given pattern.</text:p>
      <text:p text:style-name="P7"/>
      <text:p text:style-name="P9">Example</text:p>
      <text:p text:style-name="P9"/>
      <text:p text:style-name="P7">MONITOR-6</text:p>
      <text:p text:style-name="P7">SRCHM,</text:p>
      <text:p text:style-name="P7"><text:s/>MASK: 7777777777,</text:p>
      <text:p text:style-name="P7"><text:s text:c="2"/>KEY: 6601175000,</text:p>
      <text:p text:style-name="P7">START: 75000,</text:p>
      <text:p text:style-name="P7"><text:s text:c="2"/>END: 75010,</text:p>
      <text:p text:style-name="P7">75000 <text:s/>66011 75000</text:p>
      <text:p text:style-name="P7"><text:s text:c="2"/>E SEARCH</text:p>
      <text:p text:style-name="P7"/>
      <text:p text:style-name="P7">MONITOR-6</text:p>
      <text:p text:style-name="P7"/>
      <text:p text:style-name="P6">VERFY</text:p>
      <text:p text:style-name="P6">CHAN</text:p>
      <text:p text:style-name="P1"/>
      <text:p text:style-name="P6">DUMP</text:p>
      <text:p text:style-name="P2"/>
      <text:p text:style-name="P7">Dump selected memory areas to the console paper tape punch. </text:p>
      <text:p text:style-name="P2"/>
      <text:p text:style-name="P7">NO OF AREAS</text:p>
      <text:p text:style-name="P2"/>
      <text:p text:style-name="P7">The number of memory areas to dump. You can request multiple memory areas. START and END will be repeated for each area.</text:p>
      <text:p text:style-name="P2"/>
      <text:p text:style-name="P7">START:</text:p>
      <text:p text:style-name="P2"/>
      <text:p text:style-name="P7">The start address of one of the areas.</text:p>
      <text:p text:style-name="P2"><text:soft-page-break/></text:p>
      <text:p text:style-name="P7">END:</text:p>
      <text:p text:style-name="P2"/>
      <text:p text:style-name="P7">The end address of one of the areas.</text:p>
      <text:p text:style-name="P2"/>
      <text:p text:style-name="P9">Example</text:p>
      <text:p text:style-name="P4"/>
      <text:p text:style-name="P11">DUMP,</text:p>
      <text:p text:style-name="P11">NO OF AREAS 1,</text:p>
      <text:p text:style-name="P11">START: 75000,</text:p>
      <text:p text:style-name="P11"><text:s text:c="2"/>END: 75010</text:p>
      <text:p text:style-name="P4"/>
      <text:p text:style-name="P6">PUNCH</text:p>
      <text:p text:style-name="P6"><text:span text:style-name="T1"/></text:p>
      <text:p text:style-name="P6"><text:span text:style-name="T1">Same as PRINT but sends output to paper tape.</text:span></text:p>
      <text:p text:style-name="P6"/>
      <text:p text:style-name="P6">PRINT</text:p>
      <text:p text:style-name="P8"/>
      <text:p text:style-name="P8">Dumps memory to the console, 1 word per line, followed by the upper and lower check sums for the words dumped.. After entering PRINT, you will be asked for a starting and ending address.</text:p>
      <text:p text:style-name="P8"/>
      <text:p text:style-name="P10">Example</text:p>
      <text:p text:style-name="P12"/>
      <text:p text:style-name="P12">PRINT,</text:p>
      <text:p text:style-name="P12">START: 75000,</text:p>
      <text:p text:style-name="P12"><text:s text:c="2"/>END: 75010,</text:p>
      <text:p text:style-name="P12"/>
      <text:p text:style-name="P12">75000 <text:s/>66011 75000</text:p>
      <text:p text:style-name="P12">75001 <text:s/>65000 75116</text:p>
      <text:p text:style-name="P12">75002 <text:s/>10130 75003</text:p>
      <text:p text:style-name="P12">75003 <text:s/>61000 75000</text:p>
      <text:p text:style-name="P12">75004 <text:s/>14030 00024</text:p>
      <text:p text:style-name="P12">75005 <text:s/>12100 00002</text:p>
      <text:p text:style-name="P12">75006 <text:s/>10031 75056</text:p>
      <text:p text:style-name="P12">75007 <text:s/>14031 00000</text:p>
      <text:p text:style-name="P12"/>
      <text:p text:style-name="P12">75010 <text:s/>65000 75130</text:p>
      <text:p text:style-name="P12">..</text:p>
      <text:p text:style-name="P12">00004 03353</text:p>
      <text:p text:style-name="P12">00005 56355</text:p>
      <text:p text:style-name="P12">MONITOR-6</text:p>
      <text:p text:style-name="P12"/>
      <text:p text:style-name="P6">STORE</text:p>
      <text:p text:style-name="P8"/>
      <text:p text:style-name="P8">Store a value into a range of memory addresses: After entering STORE, you will be asked for the value to store and a range of addresses.</text:p>
      <text:p text:style-name="P8"/>
      <text:p text:style-name="P10">Example</text:p>
      <text:p text:style-name="P12"/>
      <text:p text:style-name="P12">STORE,</text:p>
      <text:p text:style-name="P12">CONST: 1234567,</text:p>
      <text:p text:style-name="P12">START: 1000,</text:p>
      <text:p text:style-name="P12"><text:s text:c="2"/>END: 1017,</text:p>
      <text:p text:style-name="P12"><text:s text:c="2"/>END: </text:p>
      <text:p text:style-name="P12">MONITOR-6</text:p>
      <text:p text:style-name="P12"/>
      <text:p text:style-name="P6">LOADM</text:p>
      <text:p text:style-name="P6"><text:soft-page-break/>LIST</text:p>
      <text:p text:style-name="P6">LABEL</text:p>
      <text:p text:style-name="P6">HP-35</text:p>
      <text:p text:style-name="P6">ICPTR</text:p>
      <text:p text:style-name="P6">MEMRY</text:p>
      <text:p text:style-name="P6">I/O</text:p>
      <text:p text:style-name="P6">MEM3</text:p>
      <text:p text:style-name="P6">ESP</text:p>
      <text:p text:style-name="P6">ERP</text:p>
      <text:p text:style-name="P6">TRAN</text:p>
      <text:p text:style-name="P6">REC</text:p>
      <text:p text:style-name="P6">TX6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style>
    <style:style style:name="Absatz-Standardschriftart" style:family="text"/>
    <style:style style:name="WW-Absatz-Standardschriftart" style:family="text"/>
    <style:style style:name="WW-Absatz-Standardschriftart1"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Boyd</meta:initial-creator>
    <meta:creation-date>2020-12-29T10:22:50</meta:creation-date>
    <meta:editing-duration>P23DT22H51M58S</meta:editing-duration>
    <dc:date>2021-01-09T15:53:22.89</dc:date>
    <dc:creator>Stephen Boyd</dc:creator>
    <meta:generator>OpenOffice/4.1.1$Win32 OpenOffice.org_project/411m6$Build-9775</meta:generator>
    <meta:editing-cycles>8</meta:editing-cycles>
    <meta:document-statistic meta:table-count="0" meta:image-count="0" meta:object-count="0" meta:page-count="4" meta:paragraph-count="122" meta:word-count="671" meta:character-count="3732"/>
  </office:meta>
</office:document-meta>
</file>